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931cm" fo:min-width="5.59cm" loext:decorative="false"/>
      <style:paragraph-properties style:writing-mode="lr-tb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 loext:decorative="false"/>
      <style:paragraph-properties style:writing-mode="lr-tb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 loext:decorative="false"/>
      <style:paragraph-properties style:writing-mode="lr-tb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draw:fill-color="#0084d1" draw:textarea-horizontal-align="justify" draw:textarea-vertical-align="middle" draw:auto-grow-height="false" fo:min-height="0.361cm" fo:min-width="2.501cm" fo:wrap-option="no-wrap" draw:shadow="visible" draw:shadow-offset-x="0.05cm" draw:shadow-offset-y="0.05cm" draw:shadow-color="#999999" loext:decorative="false"/>
      <style:paragraph-properties style:writing-mode="lr-tb"/>
    </style:style>
    <style:style style:name="P1" style:family="paragraph">
      <style:paragraph-properties fo:text-align="center"/>
      <style:text-properties style:font-name="IBM Plex Sans" fo:font-style="normal" fo:font-weight="normal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loext:opacity="0%" style:text-outline="false" style:text-line-through-style="none" style:text-line-through-type="none" style:font-name="IBM Plex Sans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P3" style:family="paragraph">
      <loext:graphic-properties draw:fill-color="#ff420e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4" style:family="paragraph">
      <loext:graphic-properties draw:fill-color="#ffd320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5" style:family="paragraph">
      <loext:graphic-properties draw:fill-color="#aecf00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7" style:family="paragraph">
      <loext:graphic-properties draw:fill-color="#0084d1"/>
      <style:paragraph-properties fo:text-align="center"/>
      <style:text-properties style:font-name="IBM Plex Sans" fo:font-size="10pt" fo:font-style="normal" fo:font-weight="normal" style:font-size-asian="10pt" style:font-size-complex="10pt"/>
    </style:style>
    <style:style style:name="T1" style:family="text">
      <style:text-properties style:use-window-font-color="true" loext:opacity="0%" style:text-outline="false" style:text-line-through-style="none" style:text-line-through-type="none" fo:font-size="11pt" fo:letter-spacing="normal" fo:text-shadow="none" style:text-underline-style="none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T2" style:family="text">
      <style:text-properties fo:font-size="12pt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1cm" svg:y1="1.404cm" svg:x2="4.6cm" svg:y2="1.404cm">
          <text:p/>
        </draw:line>
        <draw:frame draw:style-name="gr2" draw:text-style-name="P2" draw:layer="layout" svg:width="6.09cm" svg:height="1.259cm" svg:x="0.546cm" svg:y="0.2cm">
          <draw:text-box>
            <text:p text:style-name="P1"><text:span text:style-name="T1">24 bits Organizationally</text:span></text:p>
            <text:p text:style-name="P1"><text:span text:style-name="T1">Unique Identifier</text:span></text:p>
          </draw:text-box>
        </draw:frame>
        <draw:custom-shape draw:style-name="gr3" draw:text-style-name="P3" draw:layer="layout" svg:width="1.1cm" svg:height="0.8cm" svg:x="1.1cm" svg:y="1.704cm">
          <text:p text:style-name="P1"><text:span text:style-name="T2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2.3cm" svg:y="1.704cm">
          <text:p text:style-name="P1"><text:span text:style-name="T2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3.5cm" svg:y="1.704cm">
          <text:p text:style-name="P1"><text:span text:style-name="T2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cm" svg:height="0.8cm" svg:x="4.7cm" svg:y="1.704cm">
          <text:p text:style-name="P1"><text:span text:style-name="T2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cm" svg:height="0.8cm" svg:x="5.9cm" svg:y="1.704cm">
          <text:p text:style-name="P1"><text:span text:style-name="T2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cm" svg:height="0.8cm" svg:x="7.1cm" svg:y="1.704cm">
          <text:p text:style-name="P1"><text:span text:style-name="T2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cm" svg:height="0.8cm" svg:x="0.3cm" svg:y="3.104cm">
          <text:p text:style-name="P1"><text:span text:style-name="T2">1011 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0.3cm" svg:y1="3.104cm" svg:x2="1.1cm" svg:y2="2.504cm">
          <text:p/>
        </draw:line>
        <draw:line draw:style-name="gr6" draw:text-style-name="P6" draw:layer="layout" svg:x1="2.963cm" svg:y1="3.098cm" svg:x2="2.163cm" svg:y2="2.498cm">
          <text:p/>
        </draw:line>
        <draw:custom-shape draw:style-name="gr7" draw:text-style-name="P7" draw:layer="layout" svg:width="3cm" svg:height="0.61cm" svg:x="0.2cm" svg:y="4.204cm">
          <text:p text:style-name="P1"><text:span text:style-name="T3">bit U/L ou 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40.3865378207 -18559.7381342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7" draw:layer="layout" svg:width="3cm" svg:height="0.61cm" svg:x="3.5cm" svg:y="4.204cm">
          <text:p text:style-name="P1"><text:span text:style-name="T3">bit I/G ou 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376.60779740087 -20398.03600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11-14T21:03:54</meta:creation-date>
    <dc:date>2025-09-20T10:22:35.167728000</dc:date>
    <meta:editing-duration>PT3H32M42S</meta:editing-duration>
    <meta:editing-cycles>21</meta:editing-cycles>
    <meta:generator>LibreOffice/25.8.1.1$MacOSX_X86_64 LibreOffice_project/54047653041915e595ad4e45cccea684809c77b5</meta:generator>
    <dc:creator>Philippe Latu</dc:creator>
    <meta:document-statistic meta:object-count="13"/>
  </office:meta>
</office:document-meta>
</file>